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svg:font-family="'Noto Sans'" style:font-family-generic="roman"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095cm" fo:min-width="0cm"/>
    </style:style>
    <style:style style:name="gr2" style:family="graphic" style:parent-style-name="standard">
      <style:graphic-properties draw:textarea-horizontal-align="justify" draw:textarea-vertical-align="middle" draw:auto-grow-height="false" fo:min-height="0.199cm" fo:min-width="0cm"/>
    </style:style>
    <style:style style:name="gr3" style:family="graphic" style:parent-style-name="standard">
      <style:graphic-properties draw:textarea-horizontal-align="justify" draw:textarea-vertical-align="middle" draw:auto-grow-height="false" fo:min-height="0.648cm" fo:min-width="3.317cm"/>
    </style:style>
    <style:style style:name="gr4" style:family="graphic" style:parent-style-name="standard">
      <style:graphic-properties draw:textarea-horizontal-align="justify" draw:textarea-vertical-align="middle" draw:auto-grow-height="false" fo:min-height="0.457cm" fo:min-width="0.207cm"/>
    </style:style>
    <style:style style:name="gr5" style:family="graphic" style:parent-style-name="objectwithoutfill">
      <style:graphic-properties draw:fill="none" draw:textarea-vertical-align="middle"/>
    </style:style>
    <style:style style:name="gr6" style:family="graphic" style:parent-style-name="standard">
      <style:graphic-properties draw:textarea-horizontal-align="justify" draw:textarea-vertical-align="middle" draw:auto-grow-height="false" fo:min-height="3.878cm" fo:min-width="9.025cm"/>
    </style:style>
    <style:style style:name="gr7" style:family="graphic" style:parent-style-name="standard">
      <style:graphic-properties draw:textarea-horizontal-align="justify" draw:textarea-vertical-align="middle" draw:auto-grow-height="false" fo:min-height="0.648cm" fo:min-width="0.398cm"/>
    </style:style>
    <style:style style:name="gr8" style:family="graphic" style:parent-style-name="standard">
      <style:graphic-properties draw:textarea-horizontal-align="justify" draw:textarea-vertical-align="middle" draw:auto-grow-height="false" fo:min-height="0.648cm" fo:min-width="4.215cm"/>
      <style:paragraph-properties style:writing-mode="lr-tb"/>
    </style:style>
    <style:style style:name="gr9" style:family="graphic" style:parent-style-name="objectwithoutfill">
      <style:graphic-properties draw:marker-end="Arrowheads_20_1" draw:marker-end-width="0.3cm" draw:fill="none" draw:textarea-vertical-align="middle"/>
    </style:style>
    <style:style style:name="gr10" style:family="graphic" style:parent-style-name="standard">
      <style:graphic-properties draw:textarea-horizontal-align="justify" draw:textarea-vertical-align="middle" draw:auto-grow-height="false" fo:min-height="1.655cm" fo:min-width="3.945cm"/>
      <style:paragraph-properties style:writing-mode="lr-tb"/>
    </style:style>
    <style:style style:name="gr11" style:family="graphic" style:parent-style-name="objectwithoutfill">
      <style:graphic-properties draw:marker-end="Arrowheads_20_3" draw:marker-end-width="0.3cm" draw:fill="none" draw:textarea-vertical-align="middle"/>
    </style:style>
    <style:style style:name="gr12" style:family="graphic" style:parent-style-name="objectwithoutfill">
      <style:graphic-properties draw:fill="none" draw:textarea-vertical-align="middle"/>
      <style:paragraph-properties style:writing-mode="lr-tb"/>
    </style:style>
    <style:style style:name="gr13" style:family="graphic" style:parent-style-name="standard">
      <style:graphic-properties draw:textarea-horizontal-align="justify" draw:textarea-vertical-align="middle" draw:auto-grow-height="false" fo:min-height="1.02cm" fo:min-width="3.31cm"/>
      <style:paragraph-properties style:writing-mode="lr-tb"/>
    </style:style>
    <style:style style:name="gr14" style:family="graphic" style:parent-style-name="objectwithoutfill">
      <style:graphic-properties draw:marker-end="Arrowheads_20_4" draw:marker-end-width="0.3cm" draw:fill="none" draw:textarea-vertical-align="middle"/>
    </style:style>
    <style:style style:name="gr15" style:family="graphic" style:parent-style-name="objectwithoutfill">
      <style:graphic-properties draw:marker-end="Arrowheads_20_5" draw:marker-end-width="0.3cm" draw:fill="none" draw:textarea-vertical-align="middle"/>
      <style:paragraph-properties style:writing-mode="lr-tb"/>
    </style:style>
    <style:style style:name="gr16" style:family="graphic" style:parent-style-name="objectwithoutfill">
      <style:graphic-properties draw:marker-end="Arrowheads_20_6" draw:marker-end-width="0.3cm" draw:fill="none" draw:textarea-vertical-align="middle"/>
      <style:paragraph-properties style:writing-mode="lr-tb"/>
    </style:style>
    <style:style style:name="gr17" style:family="graphic" style:parent-style-name="standard">
      <style:graphic-properties draw:textarea-vertical-align="middle" draw:auto-grow-height="false" fo:min-height="0.868cm" fo:min-width="1.497cm" fo:wrap-option="wrap"/>
    </style:style>
    <style:style style:name="gr18" style:family="graphic" style:parent-style-name="objectwithoutfill">
      <style:graphic-properties draw:marker-end="Arrowheads_20_10" draw:marker-end-width="0.3cm" draw:fill="none" draw:textarea-vertical-align="middle"/>
      <style:paragraph-properties style:writing-mode="lr-tb"/>
    </style:style>
    <style:style style:name="gr19" style:family="graphic" style:parent-style-name="standard">
      <style:graphic-properties draw:textarea-horizontal-align="justify" draw:textarea-vertical-align="middle" draw:auto-grow-height="false" fo:min-height="0.862cm" fo:min-width="4.263cm"/>
      <style:paragraph-properties style:writing-mode="lr-tb"/>
    </style:style>
    <style:style style:name="gr20" style:family="graphic" style:parent-style-name="standard">
      <style:graphic-properties draw:textarea-horizontal-align="justify" draw:textarea-vertical-align="middle" draw:auto-grow-height="false" fo:min-height="0.649cm" fo:min-width="5.339cm"/>
      <style:paragraph-properties style:writing-mode="lr-tb"/>
    </style:style>
    <style:style style:name="gr21" style:family="graphic" style:parent-style-name="standard">
      <style:graphic-properties draw:textarea-horizontal-align="justify" draw:textarea-vertical-align="middle" draw:auto-grow-height="false" fo:min-height="0.544cm" fo:min-width="1.723cm"/>
      <style:paragraph-properties style:writing-mode="lr-tb"/>
    </style:style>
    <style:style style:name="gr22" style:family="graphic" style:parent-style-name="objectwithoutfill">
      <style:graphic-properties draw:marker-end="Arrowheads_20_12" draw:marker-end-width="0.3cm" draw:fill="none" draw:textarea-vertical-align="middle"/>
      <style:paragraph-properties style:writing-mode="lr-tb"/>
    </style:style>
    <style:style style:name="gr23" style:family="graphic" style:parent-style-name="objectwithoutfill">
      <style:graphic-properties draw:marker-end="Arrowheads_20_13" draw:marker-end-width="0.3cm" draw:fill="none" draw:textarea-vertical-align="middle"/>
    </style:style>
    <style:style style:name="gr24" style:family="graphic" style:parent-style-name="standard">
      <style:graphic-properties draw:textarea-horizontal-align="justify" draw:textarea-vertical-align="middle" draw:auto-grow-height="false" fo:min-height="19.283cm" fo:min-width="11.014cm"/>
      <style:paragraph-properties style:writing-mode="lr-tb"/>
    </style:style>
    <style:style style:name="gr25" style:family="graphic" style:parent-style-name="standard">
      <style:graphic-properties draw:textarea-horizontal-align="justify" draw:textarea-vertical-align="middle" draw:auto-grow-height="false" fo:min-height="19.283cm" fo:min-width="10.048cm"/>
      <style:paragraph-properties style:writing-mode="lr-tb"/>
    </style:style>
    <style:style style:name="gr26" style:family="graphic" style:parent-style-name="standard">
      <style:graphic-properties draw:textarea-horizontal-align="justify" draw:textarea-vertical-align="middle" draw:auto-grow-height="false" fo:min-height="0.257cm" fo:min-width="4.162cm"/>
      <style:paragraph-properties style:writing-mode="lr-tb"/>
    </style:style>
    <style:style style:name="gr27" style:family="graphic" style:parent-style-name="objectwithoutfill">
      <style:graphic-properties draw:marker-end="Arrowheads_20_14" draw:marker-end-width="0.3cm" draw:fill="none" draw:textarea-vertical-align="middle"/>
    </style:style>
    <style:style style:name="gr28" style:family="graphic" style:parent-style-name="standard">
      <style:graphic-properties draw:textarea-horizontal-align="justify" draw:textarea-vertical-align="middle" draw:auto-grow-height="false" fo:min-height="1.925cm" fo:min-width="9.258cm"/>
      <style:paragraph-properties style:writing-mode="lr-tb"/>
    </style:style>
    <style:style style:name="gr29" style:family="graphic" style:parent-style-name="standard">
      <style:graphic-properties draw:textarea-vertical-align="middle" draw:auto-grow-height="false" fo:min-height="0.043cm" fo:min-width="3.548cm" fo:wrap-option="wrap"/>
    </style:style>
    <style:style style:name="gr30" style:family="graphic" style:parent-style-name="standard">
      <style:graphic-properties draw:textarea-horizontal-align="justify" draw:textarea-vertical-align="middle" draw:auto-grow-height="false" fo:min-height="0.267cm" fo:min-width="4.163cm"/>
      <style:paragraph-properties style:writing-mode="lr-tb"/>
    </style:style>
    <style:style style:name="gr31" style:family="graphic" style:parent-style-name="objectwithoutfill">
      <style:graphic-properties draw:marker-end="Arrowheads_20_15" draw:marker-end-width="0.3cm" draw:fill="none" draw:textarea-vertical-align="middle"/>
    </style:style>
    <style:style style:name="gr32" style:family="graphic" style:parent-style-name="standard">
      <style:graphic-properties draw:textarea-vertical-align="middle" draw:auto-grow-height="false" fo:min-height="0.048cm" fo:min-width="3.548cm" fo:wrap-option="wrap"/>
    </style:style>
    <style:style style:name="gr33" style:family="graphic" style:parent-style-name="standard">
      <style:graphic-properties draw:textarea-horizontal-align="justify" draw:textarea-vertical-align="middle" draw:auto-grow-height="false" fo:min-height="0.779cm" fo:min-width="4.163cm"/>
      <style:paragraph-properties style:writing-mode="lr-tb"/>
    </style:style>
    <style:style style:name="gr34" style:family="graphic" style:parent-style-name="objectwithoutfill">
      <style:graphic-properties draw:marker-end="Arrowheads_20_16" draw:marker-end-width="0.3cm" draw:fill="none" draw:textarea-vertical-align="middle"/>
    </style:style>
    <style:style style:name="gr35" style:family="graphic" style:parent-style-name="objectwithoutfill">
      <style:graphic-properties draw:marker-end="Arrowheads_20_17" draw:marker-end-width="0.3cm" draw:fill="none" draw:textarea-vertical-align="middle"/>
    </style:style>
    <style:style style:name="gr36" style:family="graphic" style:parent-style-name="objectwithoutfill">
      <style:graphic-properties draw:marker-end="Arrowheads_20_18" draw:marker-end-width="0.3cm" draw:fill="none" draw:textarea-vertical-align="middle"/>
    </style:style>
    <style:style style:name="gr37" style:family="graphic" style:parent-style-name="standard">
      <style:graphic-properties draw:textarea-horizontal-align="justify" draw:textarea-vertical-align="middle" draw:auto-grow-height="false" fo:min-height="0.6cm" fo:min-width="5.329cm"/>
      <style:paragraph-properties style:writing-mode="lr-tb"/>
    </style:style>
    <style:style style:name="gr38" style:family="graphic" style:parent-style-name="standard">
      <style:graphic-properties draw:textarea-horizontal-align="justify" draw:textarea-vertical-align="middle" draw:auto-grow-height="false" fo:min-height="0.706cm" fo:min-width="4.852cm"/>
      <style:paragraph-properties style:writing-mode="lr-tb"/>
    </style:style>
    <style:style style:name="gr39" style:family="graphic" style:parent-style-name="standard">
      <style:graphic-properties draw:textarea-horizontal-align="justify" draw:textarea-vertical-align="middle" draw:auto-grow-height="false" fo:min-height="0.254cm" fo:min-width="5.27cm"/>
      <style:paragraph-properties style:writing-mode="lr-tb"/>
    </style:style>
    <style:style style:name="gr40" style:family="graphic" style:parent-style-name="objectwithoutfill">
      <style:graphic-properties draw:marker-end="Arrowheads_20_20" draw:marker-end-width="0.3cm" draw:fill="none" draw:textarea-vertical-align="middle"/>
      <style:paragraph-properties style:writing-mode="lr-tb"/>
    </style:style>
    <style:style style:name="gr41" style:family="graphic" style:parent-style-name="objectwithoutfill">
      <style:graphic-properties draw:marker-end="Arrowheads_20_21" draw:marker-end-width="0.3cm" draw:fill="none" draw:textarea-vertical-align="middle"/>
      <style:paragraph-properties style:writing-mode="lr-tb"/>
    </style:style>
    <style:style style:name="gr42" style:family="graphic" style:parent-style-name="objectwithoutfill">
      <style:graphic-properties draw:marker-end="Arrowheads_20_22" draw:marker-end-width="0.3cm" draw:fill="none" draw:textarea-vertical-align="middle"/>
    </style:style>
    <style:style style:name="gr43" style:family="graphic" style:parent-style-name="standard">
      <style:graphic-properties draw:textarea-vertical-align="middle" draw:auto-grow-height="false" fo:min-height="0.774cm" fo:min-width="4.526cm" fo:wrap-option="wrap"/>
    </style:style>
    <style:style style:name="gr44" style:family="graphic" style:parent-style-name="objectwithoutfill">
      <style:graphic-properties draw:marker-end="Arrowheads_20_24" draw:marker-end-width="0.3cm" draw:fill="none" draw:textarea-vertical-align="middle"/>
    </style:style>
    <style:style style:name="gr45" style:family="graphic" style:parent-style-name="standard">
      <style:graphic-properties draw:textarea-horizontal-align="justify" draw:textarea-vertical-align="middle" draw:auto-grow-height="false" fo:min-height="0.478cm" fo:min-width="4.013cm"/>
      <style:paragraph-properties style:writing-mode="lr-tb"/>
    </style:style>
    <style:style style:name="gr46" style:family="graphic" style:parent-style-name="objectwithoutfill">
      <style:graphic-properties draw:marker-end="Arrowheads_20_25" draw:marker-end-width="0.3cm" draw:fill="none" draw:textarea-vertical-align="middle"/>
    </style:style>
    <style:style style:name="gr47" style:family="graphic" style:parent-style-name="objectwithoutfill">
      <style:graphic-properties draw:marker-end="Arrowheads_20_26" draw:marker-end-width="0.3cm" draw:fill="none" draw:textarea-vertical-align="middle"/>
      <style:paragraph-properties style:writing-mode="lr-tb"/>
    </style:style>
    <style:style style:name="gr48" style:family="graphic" style:parent-style-name="standard">
      <style:graphic-properties draw:textarea-horizontal-align="justify" draw:textarea-vertical-align="middle" draw:auto-grow-height="false" fo:min-height="0.729cm" fo:min-width="4.125cm"/>
      <style:paragraph-properties style:writing-mode="lr-tb"/>
    </style:style>
    <style:style style:name="gr49" style:family="graphic" style:parent-style-name="objectwithoutfill">
      <style:graphic-properties draw:marker-end="Arrowheads_20_27" draw:marker-end-width="0.3cm" draw:fill="none" draw:textarea-vertical-align="middle"/>
    </style:style>
    <style:style style:name="gr50" style:family="graphic" style:parent-style-name="objectwithoutfill">
      <style:graphic-properties draw:marker-end="Arrowheads_20_28" draw:marker-end-width="0.3cm" draw:fill="none" draw:textarea-vertical-align="middle"/>
    </style:style>
    <style:style style:name="gr51" style:family="graphic" style:parent-style-name="standard">
      <style:graphic-properties draw:textarea-horizontal-align="justify" draw:textarea-vertical-align="middle" draw:auto-grow-height="false" fo:min-height="0.424cm" fo:min-width="0.175cm"/>
    </style:style>
    <style:style style:name="gr52" style:family="graphic" style:parent-style-name="standard">
      <style:graphic-properties draw:textarea-horizontal-align="justify" draw:textarea-vertical-align="middle" draw:auto-grow-height="false" fo:min-height="0.498cm" fo:min-width="0.349cm"/>
    </style:style>
    <style:style style:name="gr53" style:family="graphic" style:parent-style-name="standard">
      <style:graphic-properties draw:textarea-horizontal-align="justify" draw:textarea-vertical-align="middle" draw:auto-grow-height="false" fo:min-height="0.125cm" fo:min-width="0cm"/>
    </style:style>
    <style:style style:name="gr54" style:family="graphic" style:parent-style-name="objectwithoutfill">
      <style:graphic-properties draw:marker-end="Arrowheads_20_40" draw:marker-end-width="0.3cm" draw:fill="none" draw:textarea-vertical-align="middle"/>
      <style:paragraph-properties style:writing-mode="lr-tb"/>
    </style:style>
    <style:style style:name="gr55" style:family="graphic" style:parent-style-name="standard">
      <style:graphic-properties draw:textarea-horizontal-align="justify" draw:textarea-vertical-align="middle" draw:auto-grow-height="false" fo:min-height="19.752cm" fo:min-width="7.437cm"/>
      <style:paragraph-properties style:writing-mode="lr-tb"/>
    </style:style>
    <style:style style:name="gr56" style:family="graphic" style:parent-style-name="standard">
      <style:graphic-properties draw:textarea-horizontal-align="justify" draw:textarea-vertical-align="middle" draw:auto-grow-height="false" fo:min-height="19.752cm" fo:min-width="7.755cm"/>
      <style:paragraph-properties style:writing-mode="lr-tb"/>
    </style:style>
    <style:style style:name="gr57" style:family="graphic" style:parent-style-name="standard">
      <style:graphic-properties draw:textarea-horizontal-align="justify" draw:textarea-vertical-align="middle" draw:auto-grow-height="false" fo:min-height="19.752cm" fo:min-width="7.343cm"/>
      <style:paragraph-properties style:writing-mode="lr-tb"/>
    </style:style>
    <style:style style:name="gr58" style:family="graphic" style:parent-style-name="standard">
      <style:graphic-properties draw:textarea-horizontal-align="justify" draw:textarea-vertical-align="middle" draw:auto-grow-height="false" fo:min-height="0.208cm" fo:min-width="0cm"/>
    </style:style>
    <style:style style:name="gr59" style:family="graphic" style:parent-style-name="standard">
      <style:graphic-properties draw:textarea-horizontal-align="justify" draw:textarea-vertical-align="middle" draw:auto-grow-height="false" fo:min-height="0.439cm" fo:min-width="4.664cm"/>
      <style:paragraph-properties style:writing-mode="lr-tb"/>
    </style:style>
    <style:style style:name="gr60" style:family="graphic" style:parent-style-name="objectwithoutfill">
      <style:graphic-properties draw:marker-end="Arrowheads_20_29" draw:marker-end-width="0.3cm" draw:fill="none" draw:textarea-vertical-align="middle"/>
    </style:style>
    <style:style style:name="gr61" style:family="graphic" style:parent-style-name="standard">
      <style:graphic-properties draw:textarea-horizontal-align="justify" draw:textarea-vertical-align="middle" draw:auto-grow-height="false" fo:min-height="0.438cm" fo:min-width="4.665cm"/>
      <style:paragraph-properties style:writing-mode="lr-tb"/>
    </style:style>
    <style:style style:name="gr62" style:family="graphic" style:parent-style-name="objectwithoutfill">
      <style:graphic-properties draw:marker-end="Arrowheads_20_30" draw:marker-end-width="0.3cm" draw:fill="none" draw:textarea-vertical-align="middle"/>
    </style:style>
    <style:style style:name="gr63" style:family="graphic" style:parent-style-name="objectwithoutfill">
      <style:graphic-properties draw:marker-end="Arrowheads_20_31" draw:marker-end-width="0.3cm" draw:fill="none" draw:textarea-vertical-align="middle"/>
    </style:style>
    <style:style style:name="gr64" style:family="graphic" style:parent-style-name="objectwithoutfill">
      <style:graphic-properties draw:marker-end="Arrowheads_20_32" draw:marker-end-width="0.3cm" draw:fill="none" draw:textarea-vertical-align="middle"/>
    </style:style>
    <style:style style:name="gr65" style:family="graphic" style:parent-style-name="objectwithoutfill">
      <style:graphic-properties draw:marker-end="Arrowheads_20_33" draw:marker-end-width="0.3cm" draw:fill="none" draw:textarea-vertical-align="middle"/>
    </style:style>
    <style:style style:name="gr66" style:family="graphic" style:parent-style-name="standard">
      <style:graphic-properties draw:textarea-horizontal-align="justify" draw:textarea-vertical-align="middle" draw:auto-grow-height="false" fo:min-height="0.896cm" fo:min-width="3.541cm"/>
      <style:paragraph-properties style:writing-mode="lr-tb"/>
    </style:style>
    <style:style style:name="gr67" style:family="graphic" style:parent-style-name="objectwithoutfill">
      <style:graphic-properties draw:marker-end="Arrowheads_20_34" draw:marker-end-width="0.3cm" draw:fill="none" draw:textarea-vertical-align="middle"/>
    </style:style>
    <style:style style:name="gr68" style:family="graphic" style:parent-style-name="objectwithoutfill">
      <style:graphic-properties draw:marker-end="Arrowheads_20_35" draw:marker-end-width="0.3cm" draw:fill="none" draw:textarea-vertical-align="middle"/>
    </style:style>
    <style:style style:name="gr69" style:family="graphic" style:parent-style-name="standard">
      <style:graphic-properties draw:textarea-horizontal-align="justify" draw:textarea-vertical-align="middle" draw:auto-grow-height="false" fo:min-height="0.667cm" fo:min-width="3.991cm"/>
      <style:paragraph-properties style:writing-mode="lr-tb"/>
    </style:style>
    <style:style style:name="gr70" style:family="graphic" style:parent-style-name="objectwithoutfill">
      <style:graphic-properties draw:marker-end="Arrowheads_20_36" draw:marker-end-width="0.3cm" draw:fill="none" draw:textarea-vertical-align="middle"/>
    </style:style>
    <style:style style:name="gr71" style:family="graphic" style:parent-style-name="standard">
      <style:graphic-properties draw:textarea-horizontal-align="justify" draw:textarea-vertical-align="middle" draw:auto-grow-height="false" fo:min-height="0.561cm" fo:min-width="2.675cm"/>
      <style:paragraph-properties style:writing-mode="lr-tb"/>
    </style:style>
    <style:style style:name="gr72" style:family="graphic" style:parent-style-name="objectwithoutfill">
      <style:graphic-properties draw:marker-end="Arrowheads_20_37" draw:marker-end-width="0.3cm" draw:fill="none" draw:textarea-vertical-align="middle"/>
    </style:style>
    <style:style style:name="gr73" style:family="graphic" style:parent-style-name="standard">
      <style:graphic-properties draw:textarea-horizontal-align="justify" draw:textarea-vertical-align="middle" draw:auto-grow-height="false" fo:min-height="0.77cm" fo:min-width="0.816cm"/>
      <style:paragraph-properties style:writing-mode="lr-tb"/>
    </style:style>
    <style:style style:name="gr74" style:family="graphic" style:parent-style-name="objectwithoutfill">
      <style:graphic-properties draw:marker-end="Arrowheads_20_38" draw:marker-end-width="0.3cm" draw:fill="none" draw:textarea-vertical-align="middle"/>
    </style:style>
    <style:style style:name="gr75" style:family="graphic" style:parent-style-name="standard">
      <style:graphic-properties draw:textarea-horizontal-align="justify" draw:textarea-vertical-align="middle" draw:auto-grow-height="false" fo:min-height="0.668cm" fo:min-width="0.399cm"/>
    </style:style>
    <style:style style:name="gr76" style:family="graphic" style:parent-style-name="standard">
      <style:graphic-properties draw:textarea-horizontal-align="justify" draw:textarea-vertical-align="middle" draw:auto-grow-height="false" fo:min-height="0.209cm" fo:min-width="0cm"/>
    </style:style>
    <style:style style:name="gr77" style:family="graphic" style:parent-style-name="objectwithoutfill">
      <style:graphic-properties draw:marker-end="Arrowheads_20_39" draw:marker-end-width="0.3cm" draw:fill="none" draw:textarea-vertical-align="middle"/>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writing-mode="lr-tb"/>
    </style:style>
    <style:style style:name="P4" style:family="paragraph">
      <loext:graphic-properties draw:fill="none"/>
      <style:paragraph-properties fo:text-align="center" style:writing-mode="lr-tb"/>
    </style:style>
    <style:style style:name="P5" style:family="paragraph">
      <style:paragraph-properties fo:margin-left="0cm" fo:margin-right="0cm" fo:margin-top="0.2cm" fo:margin-bottom="0.2cm" fo:line-height="100%" fo:text-align="end" fo:text-indent="0cm"/>
    </style:style>
    <style:style style:name="P6" style:family="paragraph">
      <loext:graphic-properties draw:fill="none"/>
      <style:paragraph-properties fo:margin-left="0cm" fo:margin-right="0cm" fo:margin-top="0.2cm" fo:margin-bottom="0.2cm" fo:line-height="100%" fo:text-align="end" fo:text-indent="0cm" style:writing-mode="lr-tb"/>
    </style:style>
    <style:style style:name="P7" style:family="paragraph">
      <style:paragraph-properties fo:margin-left="0cm" fo:margin-right="0cm" fo:margin-top="0cm" fo:margin-bottom="0cm" fo:line-height="100%" fo:text-align="center" fo:text-indent="0cm"/>
    </style:style>
    <style:style style:name="P8" style:family="paragraph">
      <loext:graphic-properties draw:fill="none"/>
      <style:paragraph-properties fo:margin-left="0cm" fo:margin-right="0cm" fo:margin-top="0cm" fo:margin-bottom="0cm" fo:line-height="100%" fo:text-align="center" fo:text-indent="0cm" style:writing-mode="lr-tb"/>
    </style:style>
    <style:style style:name="P9" style:family="paragraph">
      <style:paragraph-properties fo:text-align="start"/>
    </style:style>
    <style:style style:name="P10" style:family="paragraph">
      <loext:graphic-properties draw:fill="none"/>
      <style:paragraph-properties fo:text-align="start" style:writing-mode="lr-tb"/>
    </style:style>
    <style:style style:name="T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635cm" svg:height="0.635cm" svg:x="9.89cm" svg:y="2.90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1" draw:layer="layout" svg:width="0.635cm" svg:height="0.635cm" svg:x="16.557cm" svg:y="12.43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3" draw:text-style-name="P1" draw:layer="layout" svg:width="5.397cm" svg:height="1.27cm" svg:x="7.985cm" svg:y="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999cm" svg:height="0.999cm" svg:x="13.971cm" svg:y="14.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 draw:text-style-name="P2" draw:layer="layout" svg:width="7.619cm" svg:height="1.269cm" svg:x="3.857cm" svg:y="14.652cm" svg:viewBox="0 0 7620 1270" draw:points="0,0 7620,0 6668,635 7620,1270 0,1270 0,0 953,0">
          <text:p/>
        </draw:polyline>
        <draw:polygon draw:style-name="gr5" draw:text-style-name="P2" draw:layer="layout" svg:width="7.302cm" svg:height="1.269cm" svg:x="3.857cm" svg:y="16.557cm" svg:viewBox="0 0 7303 1270" draw:points="0,0 6668,0 7303,635 6668,1270 0,1270">
          <text:p/>
        </draw:polygon>
        <draw:custom-shape draw:style-name="gr6" draw:text-style-name="P1" draw:layer="layout" svg:width="9.525cm" svg:height="4.128cm" svg:x="13.382cm" svg:y="4.492cm">
          <text:p/>
          <draw:enhanced-geometry svg:viewBox="0 0 21600 21600" draw:type="rectangle" draw:enhanced-path="M 0 0 L 21600 0 21600 21600 0 21600 0 0 Z N"/>
        </draw:custom-shape>
      </draw:page>
      <draw:page draw:name="ProgrammersNeedHelp" draw:style-name="dp1" draw:master-page-name="Default">
        <draw:custom-shape draw:style-name="gr7" draw:text-style-name="P1" xml:id="id5" draw:id="id5" draw:layer="layout" svg:width="1.27cm" svg:height="1.27cm" svg:x="8.937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35cm" svg:height="0.635cm" svg:x="9.255cm" svg:y="10.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xml:id="id1" draw:id="id1" draw:layer="layout" svg:width="6.667cm" svg:height="1.27cm" svg:x="1.635cm" svg:y="2.905cm">
          <text:p text:style-name="P3">Demanar autentificació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2" draw:layer="layout" svg:x1="5.127cm" svg:y1="1.952cm" svg:x2="5.127cm" svg:y2="2.905cm">
          <text:p/>
        </draw:line>
        <draw:custom-shape draw:style-name="gr10" draw:text-style-name="P3" draw:layer="layout" svg:width="4.445cm" svg:height="1.905cm" svg:x="6.08cm" svg:y="6.397cm">
          <text:p text:style-name="P3">Usuari : user</text:p>
          <draw:enhanced-geometry svg:viewBox="0 0 21600 21600" draw:type="rectangle" draw:enhanced-path="M 0 0 L 21600 0 21600 21600 0 21600 0 0 Z N"/>
        </draw:custom-shape>
        <draw:line draw:style-name="gr5" draw:text-style-name="P2" draw:layer="layout" svg:x1="6.397cm" svg:y1="8.302cm" svg:x2="10.207cm" svg:y2="8.302cm">
          <text:p/>
        </draw:line>
        <draw:connector draw:style-name="gr11" draw:text-style-name="P2" draw:layer="layout" draw:type="line" svg:x1="4.969cm" svg:y1="4.175cm" svg:x2="5.127cm" svg:y2="8.302cm" draw:start-shape="id1" draw:start-glue-point="8" draw:end-shape="id2" draw:end-glue-point="4" svg:d="M4969 4175l158 4127" svg:viewBox="0 0 159 4128">
          <text:p/>
        </draw:connector>
        <draw:polygon draw:style-name="gr12" draw:text-style-name="P4" xml:id="id3" draw:id="id3" draw:layer="layout" svg:width="6.984cm" svg:height="1.269cm" svg:x="1.635cm" svg:y="12.43cm" svg:viewBox="0 0 6985 1270" draw:points="0,0 6378,0 6985,635 6378,1270 0,1270">
          <text:p text:style-name="P1">Senyal d’inici de sesió</text:p>
        </draw:polygon>
        <draw:custom-shape draw:style-name="gr13" draw:text-style-name="P3" xml:id="id2" draw:id="id2" draw:layer="layout" svg:width="7.62cm" svg:height="2.54cm" svg:x="1.317cm" svg:y="8.302cm">
          <text:p text:style-name="P3">Autenticat?</text:p>
          <draw:enhanced-geometry svg:viewBox="0 0 21600 21600" draw:glue-points="10800 0 0 10800 10800 21600 21600 10800" draw:text-areas="5400 5400 16200 16200" draw:type="diamond" draw:enhanced-path="M 10800 0 L 21600 10800 10800 21600 0 10800 10800 0 Z N"/>
        </draw:custom-shape>
        <draw:connector draw:style-name="gr14" draw:text-style-name="P2" draw:layer="layout" draw:line-skew="0.476cm" svg:x1="8.62cm" svg:y1="13.065cm" svg:x2="16.875cm" svg:y2="2.269cm" draw:start-shape="id3" draw:start-glue-point="1" draw:end-shape="id4" draw:end-glue-point="4" svg:d="M8620 13065h2222v-11298h6033v502" svg:viewBox="0 0 8256 11299">
          <text:p/>
        </draw:connector>
        <draw:connector draw:style-name="gr15" draw:text-style-name="P4" draw:layer="layout" draw:type="line" svg:x1="5.127cm" svg:y1="10.842cm" svg:x2="5.127cm" svg:y2="12.43cm" draw:start-shape="id2" draw:start-glue-point="6" draw:end-shape="id3" draw:end-glue-point="0" svg:d="M5127 10842v1588" svg:viewBox="0 0 1 1589">
          <text:p text:style-name="P1">Si</text:p>
        </draw:connector>
        <draw:connector draw:style-name="gr16" draw:text-style-name="P4" draw:layer="layout" draw:type="line" svg:x1="8.937cm" svg:y1="9.572cm" svg:x2="8.937cm" svg:y2="11.16cm" draw:start-shape="id2" draw:start-glue-point="7" draw:end-shape="id5" draw:end-glue-point="6" svg:d="M8937 9572v1588" svg:viewBox="0 0 1 1589">
          <text:p text:style-name="P1">No</text:p>
        </draw:connector>
        <draw:custom-shape draw:style-name="gr17" draw:text-style-name="P1" draw:layer="layout" svg:width="1.997cm" svg:height="1.118cm" draw:transform="rotate (-1.10496794943761) translate (7.079cm 4.111cm)">
          <text:p/>
          <draw:enhanced-geometry draw:mirror-vertical="false" draw:mirror-horizontal="false" draw:text-areas="4000 ?f1 ?f5 ?f2" draw:glue-points="0 10800 21600 10800 ?f0 0 ?f0 21600" draw:type="mso-spt100" draw:modifiers="17275.6756756757 6968.36461126005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 draw:text-style-name="P1" draw:layer="layout" svg:width="0.635cm" svg:height="0.635cm" svg:x="4.81cm" svg:y="1.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6" draw:layer="layout" draw:line-skew="3.247cm" svg:x1="12.112cm" svg:y1="3.381cm" svg:x2="4.851cm" svg:y2="15.875cm" draw:start-shape="id4" draw:start-glue-point="5" svg:d="M12112 3381h-634v12494h-6627" svg:viewBox="0 0 7262 12495">
          <text:p text:style-name="P5"><text:span text:style-name="T1">Alumne</text:span></text:p>
        </draw:connector>
        <draw:custom-shape draw:style-name="gr19" draw:text-style-name="P3" xml:id="id4" draw:id="id4" draw:layer="layout" svg:width="9.525cm" svg:height="2.223cm" svg:x="12.112cm" svg:y="2.269cm">
          <text:p text:style-name="P3">Alumne / Administrador</text:p>
          <draw:enhanced-geometry svg:viewBox="0 0 21600 21600" draw:glue-points="10800 0 0 10800 10800 21600 21600 10800" draw:text-areas="5400 5400 16200 16200" draw:type="diamond" draw:enhanced-path="M 10800 0 L 21600 10800 10800 21600 0 10800 10800 0 Z N"/>
        </draw:custom-shape>
        <draw:custom-shape draw:style-name="gr20" draw:text-style-name="P3" xml:id="id6" draw:id="id6" draw:layer="layout" svg:width="8.255cm" svg:height="1.269cm" svg:x="12.747cm" svg:y="7.351cm">
          <text:p text:style-name="P3">Llistar Elemen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 xml:id="id7" draw:id="id7" draw:layer="layout" svg:width="4.445cm" svg:height="1.587cm" svg:x="14.652cm" svg:y="10.525cm">
          <text:p text:style-name="P3">Tipus</text:p>
          <draw:enhanced-geometry svg:viewBox="0 0 21600 21600" draw:glue-points="10800 0 0 10800 10800 21600 21600 10800" draw:text-areas="5400 5400 16200 16200" draw:type="diamond" draw:enhanced-path="M 10800 0 L 21600 10800 10800 21600 0 10800 10800 0 Z N"/>
        </draw:custom-shape>
        <draw:connector draw:style-name="gr22" draw:text-style-name="P4" draw:layer="layout" svg:x1="16.875cm" svg:y1="4.492cm" svg:x2="16.875cm" svg:y2="7.351cm" draw:start-shape="id4" draw:start-glue-point="6" draw:end-shape="id6" draw:end-glue-point="4" svg:d="M16875 4492v2859" svg:viewBox="0 0 1 2860">
          <text:p text:style-name="P1">Admin</text:p>
        </draw:connector>
        <draw:connector draw:style-name="gr23" draw:text-style-name="P2" draw:layer="layout" svg:x1="16.875cm" svg:y1="8.62cm" svg:x2="16.875cm" svg:y2="10.525cm" draw:start-shape="id6" draw:start-glue-point="8" draw:end-shape="id7" draw:end-glue-point="4" svg:d="M16875 8620v1905" svg:viewBox="0 0 1 1906">
          <text:p/>
        </draw:connector>
      </draw:page>
      <draw:page draw:name="ProgrammersNeedCafeine" draw:style-name="dp1" draw:master-page-name="Default">
        <draw:custom-shape draw:style-name="gr24" draw:text-style-name="P3" draw:layer="layout" svg:width="11.514cm" svg:height="19.533cm" svg:x="1.504cm" svg:y="1cm">
          <text:p text:style-name="P3">Clients</text:p>
          <draw:enhanced-geometry svg:viewBox="0 0 21600 21600" draw:mirror-horizontal="false" draw:mirror-vertical="false" draw:type="rectangle" draw:enhanced-path="M 0 0 L 21600 0 21600 21600 0 21600 0 0 Z N"/>
        </draw:custom-shape>
        <draw:custom-shape draw:style-name="gr25" draw:text-style-name="P3" draw:layer="layout" svg:width="10.548cm" svg:height="19.533cm" svg:x="16.286cm" svg:y="1cm">
          <text:p text:style-name="P3">Maquina</text:p>
          <draw:enhanced-geometry svg:viewBox="0 0 21600 21600" draw:mirror-horizontal="false" draw:mirror-vertical="false" draw:type="rectangle" draw:enhanced-path="M 0 0 L 21600 0 21600 21600 0 21600 0 0 Z N"/>
        </draw:custom-shape>
        <draw:custom-shape draw:style-name="gr26" draw:text-style-name="P3" xml:id="id8" draw:id="id8" draw:layer="layout" svg:width="6.592cm" svg:height="0.717cm" svg:x="3.566cm" svg:y="2.425cm">
          <text:p text:style-name="P3">Triar cafè</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27" draw:text-style-name="P2" draw:layer="layout" svg:x1="6.878cm" svg:y1="1.713cm" svg:x2="6.862cm" svg:y2="2.425cm" draw:end-shape="id8" draw:end-glue-point="4" svg:d="M6878 1713v105h-16v607" svg:viewBox="0 0 17 713">
          <text:p/>
        </draw:connector>
        <draw:custom-shape draw:style-name="gr28" draw:text-style-name="P3" draw:layer="layout" svg:width="9.758cm" svg:height="2.175cm" svg:x="16.712cm" svg:y="2.424cm">
          <text:p text:style-name="P3">Comanda : Command</text:p>
          <draw:enhanced-geometry svg:viewBox="0 0 21600 21600" draw:mirror-horizontal="false" draw:mirror-vertical="false" draw:type="rectangle" draw:enhanced-path="M 0 0 L 21600 0 21600 21600 0 21600 0 0 Z N"/>
        </draw:custom-shape>
        <draw:custom-shape draw:style-name="gr29" draw:text-style-name="P1" draw:layer="layout" svg:width="6.165cm" svg:height="0.719cm" svg:x="10.547cm" svg:y="2.423cm">
          <text:p/>
          <draw:enhanced-geometry draw:text-areas="4000 ?f1 ?f5 ?f2" draw:glue-points="0 10800 21600 10800 ?f0 0 ?f0 21600" draw:mirror-horizontal="false" draw:mirror-vertical="false"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30" draw:text-style-name="P3" xml:id="id9" draw:id="id9" draw:layer="layout" svg:width="6.593cm" svg:height="0.731cm" svg:x="3.565cm" svg:y="3.868cm">
          <text:p text:style-name="P3">Triar sucre</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31" draw:text-style-name="P2" draw:layer="layout" svg:x1="6.862cm" svg:y1="3.142cm" svg:x2="6.862cm" svg:y2="3.868cm" draw:start-shape="id8" draw:start-glue-point="8" draw:end-shape="id9" draw:end-glue-point="4" svg:d="M6862 3142v726" svg:viewBox="0 0 1 727">
          <text:p/>
        </draw:connector>
        <draw:custom-shape draw:style-name="gr32" draw:text-style-name="P1" draw:layer="layout" svg:width="6.165cm" svg:height="0.732cm" svg:x="10.547cm" svg:y="3.868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33" draw:text-style-name="P3" xml:id="id10" draw:id="id10" draw:layer="layout" svg:width="6.593cm" svg:height="1.455cm" svg:x="3.565cm" svg:y="5.056cm">
          <text:p text:style-name="P3">Efectuar pagament</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34" draw:text-style-name="P2" draw:layer="layout" svg:x1="6.862cm" svg:y1="4.599cm" svg:x2="6.862cm" svg:y2="5.056cm" draw:start-shape="id9" draw:start-glue-point="8" draw:end-shape="id10" draw:end-glue-point="4" svg:d="M6862 4599v457" svg:viewBox="0 0 1 458">
          <text:p/>
        </draw:connector>
        <draw:polygon draw:style-name="gr12" draw:text-style-name="P4" xml:id="id12" draw:id="id12" draw:layer="layout" svg:width="9.837cm" svg:height="0.955cm" svg:x="1.95cm" svg:y="12.954cm" svg:viewBox="0 0 9838 956" draw:points="0,0 8982,0 9838,478 8982,956 0,956">
          <text:p text:style-name="P1">Pagament efectuat</text:p>
        </draw:polygon>
        <draw:connector draw:style-name="gr35" draw:text-style-name="P4" draw:layer="layout" svg:x1="6.862cm" svg:y1="6.511cm" svg:x2="6.855cm" svg:y2="6.967cm" draw:start-shape="id10" draw:start-glue-point="8" draw:end-shape="id11" draw:end-glue-point="4" svg:d="M6862 6511v228h-7v228" svg:viewBox="0 0 8 457">
          <text:p/>
        </draw:connector>
        <draw:polyline draw:style-name="gr12" draw:text-style-name="P8" xml:id="id13" draw:id="id13" draw:layer="layout" svg:width="9.837cm" svg:height="0.955cm" svg:x="16.708cm" svg:y="12.954cm" svg:viewBox="0 0 9838 956" draw:points="0,0 9838,0 8609,478 9838,956 0,956 0,0 1230,0">
          <text:p text:style-name="P7">Pagament efectuat</text:p>
        </draw:polyline>
        <draw:connector draw:style-name="gr36" draw:text-style-name="P2" draw:layer="layout" svg:x1="11.788cm" svg:y1="13.432cm" svg:x2="16.708cm" svg:y2="13.432cm" draw:start-shape="id12" draw:start-glue-point="1" draw:end-shape="id13" draw:end-glue-point="3" svg:d="M11788 13432h4920" svg:viewBox="0 0 4921 1">
          <text:p/>
        </draw:connector>
        <draw:custom-shape draw:style-name="gr37" draw:text-style-name="P3" xml:id="id15" draw:id="id15" draw:layer="layout" svg:width="8.241cm" svg:height="1.2cm" svg:x="17.524cm" svg:y="14.613cm">
          <text:p text:style-name="P3">Preparar comanda</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8" draw:text-style-name="P3" xml:id="id11" draw:id="id11" draw:layer="layout" svg:width="10.702cm" svg:height="1.912cm" svg:x="1.504cm" svg:y="6.967cm">
          <text:p text:style-name="P3">El pagament es exacte?</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ustom-shape draw:style-name="gr39" draw:text-style-name="P3" xml:id="id14" draw:id="id14" draw:layer="layout" svg:width="8.16cm" svg:height="0.712cm" svg:x="2.817cm" svg:y="11.045cm">
          <text:p text:style-name="P3">Donar canvi</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40" draw:text-style-name="P10" draw:layer="layout" svg:x1="1.504cm" svg:y1="7.923cm" svg:x2="6.869cm" svg:y2="12.954cm" draw:start-shape="id11" draw:start-glue-point="5" draw:end-shape="id12" draw:end-glue-point="0" svg:d="M1504 7923h-501v2994h5866v2037" svg:viewBox="0 0 5867 5032">
          <text:p text:style-name="P9">Si</text:p>
        </draw:connector>
        <draw:connector draw:style-name="gr41" draw:text-style-name="P4" draw:layer="layout" svg:x1="6.855cm" svg:y1="8.879cm" svg:x2="6.897cm" svg:y2="11.045cm" draw:start-shape="id11" draw:start-glue-point="6" draw:end-shape="id14" draw:end-glue-point="4" svg:d="M6855 8879v1084h42v1082" svg:viewBox="0 0 43 2167">
          <text:p text:style-name="P1">No</text:p>
        </draw:connector>
        <draw:connector draw:style-name="gr42" draw:text-style-name="P2" draw:layer="layout" svg:x1="6.897cm" svg:y1="11.757cm" svg:x2="6.869cm" svg:y2="12.954cm" draw:start-shape="id14" draw:start-glue-point="8" draw:end-shape="id12" draw:end-glue-point="0" svg:d="M6897 11757v599h-28v598" svg:viewBox="0 0 29 1198">
          <text:p/>
        </draw:connector>
        <draw:custom-shape draw:style-name="gr43" draw:text-style-name="P1" draw:layer="measurelines" svg:width="7.655cm" svg:height="2.512cm" draw:transform="skewX (-0.00314159265358979) rotate (-1.57917390720447) translate (25.43cm 4.822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onnector draw:style-name="gr44" draw:text-style-name="P2" draw:layer="measurelines" svg:x1="21.627cm" svg:y1="13.91cm" svg:x2="21.645cm" svg:y2="14.613cm" draw:start-shape="id13" draw:start-glue-point="2" draw:end-shape="id15" draw:end-glue-point="4" svg:d="M21627 13910v352h18v351" svg:viewBox="0 0 19 704">
          <text:p/>
        </draw:connector>
        <draw:custom-shape draw:style-name="gr45" draw:text-style-name="P3" xml:id="id16" draw:id="id16" draw:layer="measurelines" svg:width="9.025cm" svg:height="1.454cm" svg:x="2.375cm" svg:y="14.613cm">
          <text:p text:style-name="P3">Vol rebut?</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onnector draw:style-name="gr46" draw:text-style-name="P2" draw:layer="measurelines" svg:x1="6.869cm" svg:y1="13.91cm" svg:x2="6.888cm" svg:y2="14.613cm" draw:start-shape="id12" draw:start-glue-point="2" draw:end-shape="id16" draw:end-glue-point="4" svg:d="M6869 13910v352h19v351" svg:viewBox="0 0 20 704">
          <text:p/>
        </draw:connector>
        <draw:connector draw:style-name="gr47" draw:text-style-name="P4" draw:layer="measurelines" svg:x1="11.4cm" svg:y1="15.34cm" svg:x2="13.84cm" svg:y2="15.342cm" draw:start-shape="id16" draw:start-glue-point="7" svg:d="M11400 15340h1471v2h969" svg:viewBox="0 0 2441 3">
          <text:p text:style-name="P1">No</text:p>
        </draw:connector>
        <draw:custom-shape draw:style-name="gr48" draw:text-style-name="P3" xml:id="id19" draw:id="id19" draw:layer="measurelines" svg:width="6.539cm" svg:height="1.383cm" svg:x="18.342cm" svg:y="18.924cm">
          <text:p text:style-name="P3">Donar rebut</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olygon draw:style-name="gr12" draw:text-style-name="P4" xml:id="id17" draw:id="id17" draw:layer="measurelines" svg:width="9.837cm" svg:height="0.955cm" svg:x="1.95cm" svg:y="17.257cm" svg:viewBox="0 0 9838 956" draw:points="0,0 8982,0 9838,478 8982,956 0,956">
          <text:p text:style-name="P1">Tecla “OK”</text:p>
        </draw:polygon>
        <draw:polyline draw:style-name="gr12" draw:text-style-name="P8" xml:id="id18" draw:id="id18" draw:layer="measurelines" svg:width="9.837cm" svg:height="0.955cm" svg:x="16.708cm" svg:y="17.257cm" svg:viewBox="0 0 9838 956" draw:points="0,0 9838,0 8609,478 9838,956 0,956 0,0 1230,0">
          <text:p text:style-name="P7">Tecla “OK”</text:p>
        </draw:polyline>
        <draw:connector draw:style-name="gr36" draw:text-style-name="P2" draw:layer="measurelines" svg:x1="11.788cm" svg:y1="17.735cm" svg:x2="16.708cm" svg:y2="17.735cm" draw:start-shape="id17" draw:start-glue-point="1" draw:end-shape="id18" draw:end-glue-point="3" svg:d="M11788 17735h4920" svg:viewBox="0 0 4921 1">
          <text:p/>
        </draw:connector>
        <draw:connector draw:style-name="gr49" draw:text-style-name="P2" draw:layer="measurelines" svg:x1="21.627cm" svg:y1="18.213cm" svg:x2="21.612cm" svg:y2="18.924cm" draw:start-shape="id18" draw:start-glue-point="2" draw:end-shape="id19" draw:end-glue-point="4" svg:d="M21627 18213v355h-15v356" svg:viewBox="0 0 16 712">
          <text:p/>
        </draw:connector>
        <draw:connector draw:style-name="gr50" draw:text-style-name="P2" draw:layer="measurelines" svg:x1="6.888cm" svg:y1="16.067cm" svg:x2="6.869cm" svg:y2="17.257cm" draw:start-shape="id16" draw:start-glue-point="6" draw:end-shape="id17" draw:end-glue-point="0" svg:d="M6888 16067v596h-19v594" svg:viewBox="0 0 20 1191">
          <text:p/>
        </draw:connector>
        <draw:custom-shape draw:style-name="gr7" draw:text-style-name="P1" draw:layer="layout" svg:width="1.27cm" svg:height="1.27cm" svg:x="14.017cm" svg:y="14.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35cm" svg:height="0.635cm" svg:x="14.335cm" svg:y="14.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draw:layer="layout" svg:width="0.953cm" svg:height="0.952cm" svg:x="6.397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1" xml:id="id20" draw:id="id20" draw:layer="layout" svg:width="1.199cm" svg:height="1.058cm" svg:x="14.088cm" svg:y="19.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layer="layout" svg:width="0.6cm" svg:height="0.529cm" svg:x="14.388cm" svg:y="19.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4" draw:text-style-name="P2" draw:layer="layout" svg:x1="18.342cm" svg:y1="19.616cm" svg:x2="15.287cm" svg:y2="19.626cm" draw:start-shape="id19" draw:start-glue-point="6" draw:end-shape="id20" draw:end-glue-point="10" svg:d="M18342 19616h-1528v10h-1527" svg:viewBox="0 0 3056 11">
          <text:p text:style-name="P1"/>
        </draw:connector>
      </draw:page>
      <draw:page draw:name="gestor d'incidències" draw:style-name="dp1" draw:master-page-name="Default">
        <draw:custom-shape draw:style-name="gr55" draw:text-style-name="P3" draw:layer="measurelines" svg:width="7.937cm" svg:height="20.002cm" svg:x="1cm" svg:y="1cm">
          <text:p text:style-name="P3">Client</text:p>
          <draw:enhanced-geometry svg:viewBox="0 0 21600 21600" draw:type="rectangle" draw:enhanced-path="M 0 0 L 21600 0 21600 21600 0 21600 0 0 Z N"/>
        </draw:custom-shape>
        <draw:custom-shape draw:style-name="gr56" draw:text-style-name="P3" draw:layer="measurelines" svg:width="8.255cm" svg:height="20.002cm" svg:x="9.89cm" svg:y="1cm">
          <text:p text:style-name="P3">Coordinador</text:p>
          <draw:enhanced-geometry svg:viewBox="0 0 21600 21600" draw:type="rectangle" draw:enhanced-path="M 0 0 L 21600 0 21600 21600 0 21600 0 0 Z N"/>
        </draw:custom-shape>
        <draw:custom-shape draw:style-name="gr57" draw:text-style-name="P3" draw:layer="measurelines" svg:width="7.843cm" svg:height="20.002cm" svg:x="19.097cm" svg:y="1cm">
          <text:p text:style-name="P3">Tècnic</text:p>
          <draw:enhanced-geometry svg:viewBox="0 0 21600 21600" draw:type="rectangle" draw:enhanced-path="M 0 0 L 21600 0 21600 21600 0 21600 0 0 Z N"/>
        </draw:custom-shape>
        <draw:custom-shape draw:style-name="gr58" draw:text-style-name="P1" xml:id="id21" draw:id="id21" draw:layer="measurelines" svg:width="0.634cm" svg:height="0.648cm" svg:x="4.587cm" svg:y="1.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3" xml:id="id22" draw:id="id22" draw:layer="measurelines" svg:width="7.302cm" svg:height="0.973cm" svg:x="1.27cm" svg:y="2.62cm">
          <text:p text:style-name="P3">Veure consulte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0" draw:text-style-name="P2" draw:layer="measurelines" svg:x1="4.904cm" svg:y1="1.972cm" svg:x2="4.921cm" svg:y2="2.62cm" draw:start-shape="id21" draw:start-glue-point="8" draw:end-shape="id22" draw:end-glue-point="4" svg:d="M4904 1972v324h17v324" svg:viewBox="0 0 18 649">
          <text:p/>
        </draw:connector>
        <draw:custom-shape draw:style-name="gr61" draw:text-style-name="P3" xml:id="id23" draw:id="id23" draw:layer="measurelines" svg:width="7.303cm" svg:height="0.972cm" svg:x="1.317cm" svg:y="4.242cm">
          <text:p text:style-name="P3">Crear consulta</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2" draw:text-style-name="P2" draw:layer="measurelines" svg:x1="4.921cm" svg:y1="3.593cm" svg:x2="4.969cm" svg:y2="4.242cm" draw:start-shape="id22" draw:start-glue-point="8" draw:end-shape="id23" draw:end-glue-point="4" svg:d="M4921 3593v325h48v324" svg:viewBox="0 0 49 650">
          <text:p/>
        </draw:connector>
        <draw:polyline draw:style-name="gr12" draw:text-style-name="P4" xml:id="id25" draw:id="id25" draw:layer="layout" svg:width="7.037cm" svg:height="1.296cm" svg:x="10.472cm" svg:y="6.187cm" svg:viewBox="0 0 7038 1297" draw:points="0,0 7038,0 6159,648 7038,1297 0,1297 0,0 880,0">
          <text:p text:style-name="P1">Rep l’incidència</text:p>
        </draw:polyline>
        <draw:polygon draw:style-name="gr12" draw:text-style-name="P4" xml:id="id24" draw:id="id24" draw:layer="layout" svg:width="7.302cm" svg:height="1.296cm" svg:x="1.317cm" svg:y="6.187cm" svg:viewBox="0 0 7303 1297" draw:points="0,0 6668,0 7303,648 6668,1297 0,1297">
          <text:p text:style-name="P1">Envia l’incidència</text:p>
        </draw:polygon>
        <draw:connector draw:style-name="gr63" draw:text-style-name="P2" draw:layer="layout" svg:x1="8.62cm" svg:y1="6.835cm" svg:x2="10.472cm" svg:y2="6.835cm" draw:start-shape="id24" draw:start-glue-point="1" draw:end-shape="id25" draw:end-glue-point="3" svg:d="M8620 6835h1852" svg:viewBox="0 0 1853 1">
          <text:p/>
        </draw:connector>
        <draw:polyline draw:style-name="gr12" draw:text-style-name="P4" xml:id="id27" draw:id="id27" draw:layer="layout" svg:width="7.037cm" svg:height="1.296cm" svg:x="19.362cm" svg:y="12.022cm" svg:viewBox="0 0 7038 1297" draw:points="0,0 7038,0 6159,648 7038,1297 0,1297 0,0 880,0">
          <text:p text:style-name="P1">Rep l’incidència</text:p>
        </draw:polyline>
        <draw:polygon draw:style-name="gr12" draw:text-style-name="P4" xml:id="id26" draw:id="id26" draw:layer="layout" svg:width="7.619cm" svg:height="1.296cm" svg:x="10.207cm" svg:y="12.022cm" svg:viewBox="0 0 7620 1297" draw:points="0,0 6957,0 7620,648 6957,1297 0,1297">
          <text:p text:style-name="P1">Asigna l’incidència</text:p>
        </draw:polygon>
        <draw:connector draw:style-name="gr64" draw:text-style-name="P2" draw:layer="layout" svg:x1="17.827cm" svg:y1="12.67cm" svg:x2="19.362cm" svg:y2="12.67cm" draw:start-shape="id26" draw:start-glue-point="1" draw:end-shape="id27" draw:end-glue-point="3" svg:d="M17827 12670h1535" svg:viewBox="0 0 1536 1">
          <text:p/>
        </draw:connector>
        <draw:connector draw:style-name="gr65" draw:text-style-name="P2" draw:layer="layout" svg:x1="4.969cm" svg:y1="5.214cm" svg:x2="4.968cm" svg:y2="6.187cm" draw:start-shape="id23" draw:start-glue-point="8" draw:end-shape="id24" draw:end-glue-point="0" svg:d="M4969 5214v487h-1v486" svg:viewBox="0 0 2 974">
          <text:p/>
        </draw:connector>
        <draw:custom-shape draw:style-name="gr66" draw:text-style-name="P3" xml:id="id28" draw:id="id28" draw:layer="layout" svg:width="5.715cm" svg:height="1.62cm" svg:x="11.159cm" svg:y="8.132cm">
          <text:p text:style-name="P3">Decideix a qui l’asigna</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2" draw:layer="layout" svg:x1="13.991cm" svg:y1="7.484cm" svg:x2="14.016cm" svg:y2="8.132cm" draw:start-shape="id25" draw:start-glue-point="2" draw:end-shape="id28" draw:end-glue-point="4" svg:d="M13991 7484v324h25v324" svg:viewBox="0 0 26 649">
          <text:p/>
        </draw:connector>
        <draw:connector draw:style-name="gr68" draw:text-style-name="P2" draw:layer="layout" svg:x1="14.016cm" svg:y1="9.752cm" svg:x2="14.017cm" svg:y2="12.022cm" draw:start-shape="id28" draw:start-glue-point="8" draw:end-shape="id26" draw:end-glue-point="0" svg:d="M14016 9752v1136h1v1134" svg:viewBox="0 0 2 2271">
          <text:p/>
        </draw:connector>
        <draw:custom-shape draw:style-name="gr69" draw:text-style-name="P3" xml:id="id29" draw:id="id29" draw:layer="layout" svg:width="6.349cm" svg:height="1.297cm" svg:x="19.733cm" svg:y="13.967cm">
          <text:p text:style-name="P3">Realitza l’intervenció</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0" draw:text-style-name="P2" draw:layer="layout" svg:x1="22.881cm" svg:y1="13.319cm" svg:x2="22.907cm" svg:y2="13.967cm" draw:start-shape="id27" draw:start-glue-point="2" draw:end-shape="id29" draw:end-glue-point="4" svg:d="M22881 13319v324h26v324" svg:viewBox="0 0 27 649">
          <text:p/>
        </draw:connector>
        <draw:custom-shape draw:style-name="gr71" draw:text-style-name="P3" xml:id="id30" draw:id="id30" draw:layer="layout" svg:width="6.349cm" svg:height="1.621cm" svg:x="19.733cm" svg:y="15.912cm">
          <text:p text:style-name="P3">Esta resolta?</text:p>
          <draw:enhanced-geometry svg:viewBox="0 0 21600 21600" draw:glue-points="10800 0 0 10800 10800 21600 21600 10800" draw:text-areas="5400 5400 16200 16200" draw:type="diamond" draw:enhanced-path="M 10800 0 L 21600 10800 10800 21600 0 10800 10800 0 Z N"/>
        </draw:custom-shape>
        <draw:connector draw:style-name="gr72" draw:text-style-name="P2" draw:layer="layout" svg:x1="22.907cm" svg:y1="15.264cm" svg:x2="22.907cm" svg:y2="15.912cm" draw:start-shape="id29" draw:start-glue-point="8" draw:end-shape="id30" draw:end-glue-point="4" svg:d="M22907 15264v648" svg:viewBox="0 0 1 649">
          <text:p/>
        </draw:connector>
        <draw:custom-shape draw:style-name="gr73" draw:text-style-name="P3" draw:layer="layout" svg:width="1.316cm" svg:height="1.02cm" svg:x="11.748cm" svg:y="16.189cm">
          <text:p text:style-name="P3">No</text:p>
          <draw:enhanced-geometry svg:viewBox="0 0 21600 21600" draw:type="rectangle" draw:enhanced-path="M 0 0 L 21600 0 21600 21600 0 21600 0 0 Z N"/>
        </draw:custom-shape>
        <draw:connector draw:style-name="gr74" draw:text-style-name="P4" draw:layer="layout" svg:x1="19.733cm" svg:y1="16.722cm" svg:x2="10.472cm" svg:y2="6.835cm" draw:start-shape="id30" draw:start-glue-point="5" draw:end-shape="id25" draw:end-glue-point="3" svg:d="M19733 16722h-9762v-9887h501" svg:viewBox="0 0 9763 9888">
          <text:p/>
        </draw:connector>
        <draw:custom-shape draw:style-name="gr75" draw:text-style-name="P1" xml:id="id31" draw:id="id31" draw:layer="layout" svg:width="1.271cm" svg:height="1.296cm" svg:x="22.272cm" svg:y="19.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1" draw:layer="layout" svg:width="0.636cm" svg:height="0.649cm" svg:x="22.589cm" svg:y="19.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7" draw:text-style-name="P4" draw:layer="layout" svg:x1="22.907cm" svg:y1="17.533cm" svg:x2="22.908cm" svg:y2="19.478cm" draw:start-shape="id30" draw:start-glue-point="6" draw:end-shape="id31" draw:end-glue-point="4" svg:d="M22907 17533v972h1v973" svg:viewBox="0 0 2 1946">
          <text:p text:style-name="P1">Si</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svg:font-family="'Noto Sans'" style:font-family-generic="roman"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 draw:display-name="Arrowheads 4" svg:viewBox="0 0 20 20" svg:d="M0 20l10-20 10 20z"/>
    <draw:marker draw:name="Arrowheads_20_40" draw:display-name="Arrowheads 40" svg:viewBox="0 0 20 20" svg:d="M0 20l10-20 10 20z"/>
    <draw:marker draw:name="Arrowheads_20_5" draw:display-name="Arrowheads 5" svg:viewBox="0 0 20 20" svg:d="M0 20l10-20 10 20z"/>
    <draw:marker draw:name="Arrowheads_20_6" draw:display-name="Arrowheads 6"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Cantarell" style:font-size-asian="24pt" style:language-asian="zh" style:country-asian="CN" style:font-name-complex="Nimbus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dee6e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24pt"/>
    </style:style>
    <style:style style:name="Heading_20_A4" style:display-name="Heading A4" style:family="graphic" style:parent-style-name="A4">
      <style:graphic-properties draw:stroke="none"/>
      <style:text-properties fo:font-size="12pt"/>
    </style:style>
    <style:style style:name="Text_20_A4" style:display-name="Text A4" style:family="graphic" style:parent-style-name="A4">
      <style:graphic-properties draw:stroke="none" draw:fill="none"/>
      <style:text-properties fo:font-size="12pt"/>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2T09:50:03.105947480</meta:creation-date>
    <dc:date>2023-02-24T15:30:31.754590888</dc:date>
    <meta:editing-duration>PT4H6M15S</meta:editing-duration>
    <meta:editing-cycles>9</meta:editing-cycles>
    <meta:generator>LibreOffice/7.4.5.1$Linux_X86_64 LibreOffice_project/40$Build-1</meta:generator>
    <meta:document-statistic meta:object-count="92"/>
  </office:meta>
</office:document-meta>
</file>